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svg:font-family="Source Han Sans CN"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e" style:master-page-name="MP0" style:family="paragraph">
      <style:paragraph-properties fo:break-before="page"/>
    </style:style>
    <style:style style:name="P2" style:parent-style-name="Standard" style:family="paragraph">
      <style:text-properties style:text-underline-type="single" style:text-underline-style="solid" style:text-underline-width="auto" style:text-underline-mode="continuous"/>
    </style:style>
  </office:automatic-styles>
  <office:body>
    <office:text text:use-soft-page-breaks="true">
      <text:p text:style-name="P1">NB: Tutti i nomi, di personaggi e città, sono provvisori.</text:p>
      <text:p text:style-name="Normale"/>
      <text:p text:style-name="Normale">Incipit</text:p>
      <text:p text:style-name="Normale">Il gioco inizia a Smeraldopoli e tre ragazzi, il protagonista (Jacopo/Giovanni), il suo migliore amico Davide e la sua amica Alice escono in quel momento dal percorso 1. Alice dice che la casa di sua nonna si trova a nord-est della città e vuole andare a trovarla prima di fare le compere previste. La vecchina è ben contenta che Alice abbia portato con sé i suoi amici e afferma di ricordarsi di loro: il protagonista è un amico di infanzia di Alice e Davide lo ha conosciuti qualche anno prima al funerale del fratello maggiore di Davide, tragico evento che fece scalpore al tempo. La conversazione si sposta sui capitalisti (nome provvisorio?) e sul loro modus operandi: schiavizzano le città sotto il loro controllo e vedono i pokemon come bestie per arrivare ai loro obiettivi. Si viene inoltre informati che il protagonista passa molto tempo col prof Marx, residente a Biancavilla, poiché dimostra un’empatia singolare coi pokemon. Improvvisamente si sentono dei rumori e la casa viene invasa da alcuni tipi loschi: i capitalisti. Questi rapiscono Alice e bruciano la casa. I due ragazzi provano a inseguirli, ma sono costretti a fermarsi prima del Bosco Smeraldo, una terra pericolosa per chi viaggia senza pokemon. La polizia arriva sul luogo.</text:p>
      <text:p text:style-name="Normale">Fine incipit</text:p>
      <text:p text:style-name="Normale"/>
      <text:p text:style-name="Normale">AGGIORNAMENTO:</text:p>
      <text:p text:style-name="Normale">Tagliare la nonna e far accadere le vicende davanti al centro pokemon. Il prof Marx arriva davanti al centro pokemon per scacciare i capitalisti e aiutarvi.</text:p>
      <text:p text:style-name="Normale"/>
      <text:p text:style-name="Normale">Alcune info sui “protagonisti”:</text:p>
      <text:p text:style-name="Normale">Il personaggio del giocatore non parla o parla poco, come in tutti i giochi pokemon, per favorire l’immedesimazione.</text:p>
      <text:p text:style-name="Normale">Davide: un ragazzo riflessivo ma anche molto allegro e simpatico, con un umorismo genuino.</text:p>
      <text:p text:style-name="Normale">Alice: una ragazza molto gentile e solare. E’ molto legata al protagonista. Non tollera la violenza.</text:p>
      <text:p text:style-name="Standard"/>
      <text:p text:style-name="Standard">Arriva Prof Marx. I criminali scappano con la ragazza.</text:p>
      <text:p text:style-name="Standard">Prof Marx è Marx (ovvio) in esilio, si è ritirato a Biancavilla a studiare i pokemon perché negli altri posti non lo vogliono in quanto agitatore. (Ma questo può non importare o lo dicono i personaggi a caso.)</text:p>
      <text:p text:style-name="Standard"/>
      <text:p text:style-name="Standard">Ti riconosce come il figlio della vicina. Ti conosce abbastanza e conosce la tua empatia coi pokemon.</text:p>
      <text:p text:style-name="Standard">Marx parla di quanto è trascurata la città, della povertà e della miseria, dell’insicurezza crescente.</text:p>
      <text:p text:style-name="Standard">Ti riconduce a casa.</text:p>
      <text:p text:style-name="Standard"/>
      <text:p text:style-name="Normale">Il gioco riprende nella casa del protagonista. Sua madre lo informa che sono passati quattro giorni dall’accaduto e che la polizia non ha ancora trovato i malviventi e alice. Il protagonista (che chiamerò Jacopo da adesso per velocità) sale nella sua stanza. Davide entra in camera sua e dopo un attimo (schermo nero) Davide mostra il suo stupore: Jacopo vuole partire di nascosto e chiede all’amico di tranquillizzare tutti domani mattina. Inoltre, Jacopo vuole rubare un pokemon dal laboratorio del prof Marx, di cui ha le chiavi, in quanto giovane assistente del professor Marx. Davide esce dalla camera e Jacopo esce di casa appena sua madre va a dormire. Si reca al laboratorio del prof Marx, ma quando tenta di entrare, il prof stesso esce dall’edificio. Il prof dice di aver capito le sue intenzioni, poiché lo conosce in quanto suo allievo, e che non ha intenzione di fermarlo: anzi, gli dona un pokemon con cui partire (scelta dello starter). Il professore suggerisce a Jacopo di sconfiggere tutte le palestre della regione così da far uscire i capitalisti allo scoperto e poter trovare Alice.</text:p>
      <text:p text:style-name="P2"/>
      <text:p text:style-name="Standard">Lab di Marx.</text:p>
      <text:soft-page-break/>
      <text:p text:style-name="Standard">Prof ti racconta belle cose sulla ribellione. Tu sei incazzato e gli chiedi aiuto per ritrovare Amica.</text:p>
      <text:p text:style-name="Standard">Dice di non poterti aiutare, ma ti dice che c’è qualcuno che può farlo, vive nascosto alla fine del Bosco, avrai bisogno di un pokemon per raggiungerlo.</text:p>
      <text:p text:style-name="Standard">Classica scelta degli starter, dovrai allenarlo molto bene (questa frase rimane enigmatica).</text:p>
      <text:p text:style-name="Standard"/>
      <text:p text:style-name="Standard">Passi dalla mamma e la avvisi che parti. La mamma ti raccomanda le solite cose e ti da le<text:s/>scarpe da corsa.</text:p>
      <text:p text:style-name="Standard">Route 1 – niente, te la cammini bello bello attraversandola.</text:p>
      <text:p text:style-name="Standard"/>
      <text:p text:style-name="Normale">Jacopo parte nella notte (si, pensavo di implementare il ciclo giorno notte, anche in altre hack c’è) e superata Smeraldopoli, la cui palestra è temporaneamente chiusa a causa dei recenti avvenimenti, si dirige verso Plumbeopoli, dove sconfigge la prima palestra: essa non era soggiogata al dominio capitalista, ma la medaglia è necessaria per sconfiggere la palestra di Celestopoli, città dei capitalisti. Quest’ultima è piena di guardie capitaliste, i prezzi sono altissimi, etc.</text:p>
      <text:p text:style-name="Normale">In ogni/alcune città ci saranno delle quest che porteranno alla sconfitta della palestra.</text:p>
      <text:p text:style-name="Standard"/>
      <text:p text:style-name="Standard">Parte di smeraldopoli:</text:p>
      <text:p text:style-name="Standard">Bosco, lo attraversi e nel mezzo si trova una casupola. Nella casupola si trova Qualcuno, Qualcuno ti accoglie amichevolmente. Gli racconti quello che è successo, dice di poterti aiutare ma vuole testare la tua preparazione perché sarà dura. (Qui la sfida avrà un certo livello, se non sei abbastanza preparato devi allenarti un poco nell’erba alta.)</text:p>
      <text:p text:style-name="Standard">Vinci la sfida. Parlate un poco e Qualcuno parla della terribile situazione nelle<text:s/>città.</text:p>
      <text:p text:style-name="Standard">*Qualcuno è un personaggio ribelle e positivo su tutta la linea, empatico e buono, ma guerrigliero.</text:p>
      <text:p text:style-name="Standard"/>
      <text:p text:style-name="Standard">Sfondano la porta è il Team Sarcazzo, polizia privata del capitalista di Plumbeopoli (città2) (quella a cui fa capo anche la Smeraldopoli).</text:p>
      <text:p text:style-name="Standard">Qualcuno<text:s/>dice che il tuo pokemon non si è ripreso dalla lotta tra voi due e che ci pensa lui, di scappare piuttosto.</text:p>
      <text:p text:style-name="Standard"/>
      <text:p text:style-name="Standard">Sei in città, sei stato salvato dalla infermiera Joy che ti ha tirato dentro al suo poke center. Cura il tuo pokemon e ti spiega che ultimamente le cure dei pokemon non sono più gratuite, ma devi pagare, perciò di fare attenzione, ma che lei è amica della resistenza.</text:p>
      <text:p text:style-name="Standard">Chiami al telefono il prof Marx e racconti.</text:p>
      <text:p text:style-name="Standard">Torni alla fine del bosco e il rifugio è vuoto, segnato da una devastante lotta (bah).</text:p>
      <text:p text:style-name="Standard">Allora cominci a investigare in città e vedi le condizioni della città che fa abbastanza schifo per via della corruzione, tutta colpa del capopalestra della prima città. Niente di troppo complicato, ma da pensarla bene. Alla fine scopri che solo il capopalestra della prima città sa dove sia Qualcuno.</text:p>
      <text:p text:style-name="Standard">Devi ritrovare Qualcuno per ritrovare Amica e sei anche motivato dalle condizioni terribili in cui si trova la citta (una sorta di Gotham city e così saranno tutte con variazioni).</text:p>
      <text:p text:style-name="Standard"/>
      <text:p text:style-name="Standard">Man mano che avanzi nel gioco ti appassioni alla causa ribelle (bisogna farlo appassionare).</text:p>
      <text:p text:style-name="Standard"><text:line-break/>Risolvi la ques della citta1, liberi Qualcuno e con lui parti alla volta della città2. Qualcuno ti fa conoscere alcuni volti della resistenza così che ti senti coinvolto e nel frattempo avanzate verso la città 2.</text:p>
      <text:p text:style-name="Standard"/>
      <text:p text:style-name="Standard">Città 2. Ci sarà una quest da risolvere e forse trovi Amica, o magari la trovi nella città 3, ma non troppo in là per evitare l’effetto Super Mario. Da un certo punto andrai avanti perché coinvolto attivamente nella ribellione.</text:p>
      <text:p text:style-name="Standard"/>
      <text:p text:style-name="Normale">Una volta giunti alla città di Aranciopoli, verremo raggiunti da Davide: anche lui è partito alla ricerca di Alice il giorno successivo alla nostra partenza, rubando un pokemon dal laboratorio del<text:s/><text:soft-page-break/>prof Marx. Tutta la parte relativa ad Aranciopoli e la parte sulla nave verrà fatta insieme a Davide: in questo modo si avranno lotte in doppio e si creerà empatia col personaggio tramite alcuni dialoghi.</text:p>
      <text:p text:style-name="Standard"/>
      <text:p text:style-name="Standard">Seconda metà del gioco romanzata da Pietro:</text:p>
      <text:p text:style-name="Normale">Successivamente si arriva ad Azzuropoli e a Zafferanopoli, due città importanti: sono confinanti e sono il centro della lotta comunismo (Azzuropoli, città libera) e capitalismo (Zafferanopoli). Ad Azzurropoli si farà la conoscenza del papà di Alice, un poliziotto molto austero e severo, che lavora al caso della figlia e che cerca in tutti i modi di debellare i capitalisti. Inoltre, ad Azzurropoli, come a Lavandonia, Jacopo incontra il prof Marx, in viaggio per lavoro. Ci sono molti dialoghi col professore: egli si mostra disponibile, gli dà numerosi consigli e lo aiuta nel suo viaggio. Zafferanopoli, invece, è la base dei Capitalisti e in un’azione congiunta con la polizia, Jacopo riesce ad entrare nella base. Li scoprono che i capitalsiti stanno lavorando alla Master Ball, una Ball capace di catturare qualsiasi pokemon. Dal capo dei capitalisti riescono ad ottenere una preziosa informazione: essa sarebbe servita per catturare un pokemon potentissimo situato sull’Isola Cannella. Quando la polizia e Jacopo si recano nella stanza segreta dov’è custodita la Ball, scoprono che è stata rubata. Jacopo si dirige all’Isola Cannella, città neutrale. Qui sconfigge la palestra e indagando nella villa pokemon, scopre che in quella villa alcune persone avevano lavorato ad un pokemon geneticamente modificato basato sul DNA di Mew. Inoltre c’è una strana stanza con scritto “aiuto” su ogni parete. Una volta fuori dalla villa, Jacopo riceve un messaggio dalla nonna di Alice, che gli dice di aver un urgente bisogno di vederlo. Tornato a Smeraldopoli dopo molto tempo, Jacopo la trova diversa: è stata soggiogata al dominio capitalista. La nonna di Alice non è in casa, ma un messaggio sul tavolo lo informa che l’ultima sfida lo attende. Recatosi alla palestra, con sua grande sorpresa, scopre che il capopalestra è la Alice stessa. La ragazza sembra cambiata, scaltra e senza scrupoli. Jacopo riesce a sconfiggerla, ma lei scappa senza lasciare traccia. Caduto nello sconforto, Jacopo torna a Biancavilla. Passano alcuni giorni e il prof Marx lo va a trovare: i due discutono sui recenti avvenimenti e Jacopo afferma di voler concludere qui il suo viaggio. Nonostante il prof Marx cerchi di dissuaderlo, Jacopo libera il suo primo pokemon/riconsegna al prof Marx il suo primo Pokemon.</text:p>
      <text:p text:style-name="Normale">Dopo poco tempo Davide torna a Biancavilla e cerca di convincere Jacopo a rimettersi in viaggio. Inoltre informa l’amico che è stato trovato un semplice metapod che portava con sé un messaggio d’aiuto da parte di Alice. Jacopo si convince a rimettersi in viaggio (senza il suo pokemon iniziale) grazie alle parole dell’amico. Decide di sconfiggere l’ultima roccaforte dei capitalisti, la lega pokemon. Dopo aver sconfitto i super quattro, giunge nella stanza del campione della lega, l’ultimo capo dei capitalisti (si crede siano due i capi, oppure questo è un secondo capo dopo l’espugnazione di zafferanopoli) ma qui trova il professor Marx e Alice. Il professore gli spiega che era stato tutto un suo piano: è stato lui ad attaccare Smaraldopoli e a rapire Alice. Il suo intento era quello di debellare il capitalismo e affermare un nuovo regime da lui fondato: il comunimo. Nel tempo aveva mandato molti suoi seguaci all’avventura, ma nessuno di questi era mai riuscito ad a fare ciò che Jacopo, grazie alla sua grande empatia coi pokemon, era riuscito a fare. Il rapimento di alice era un pretesto per farlo mettere in viaggio e per fargli sconfiggere i capitalisti. Il prof aveva portato con sé Alice durante gli esperimenti da lui stesso condotti alla villa pokemon (la stanza con scritto aiuto era la stanza di alice) per tenerla il più possibile nascosta. Tuttavia, accadde un imprevisto: durante la creazione di MewTwo, Alice entrò in contatto con Mew, che probabilmente si recò sull’Isola Cannella poiché aveva percepito che qualcuno stava facendo esperimenti sul suo DNA. Fu Mew, tramutato in un metapod, a consegnare il messaggio di Alice alla polizia tempo dopo. Successivamente alla creazione di MewTwo, esso fuggì dalla villa pokemon distruggendola. A quel punto il prof Marx fu costretto a far rubare dai suoi scagnozzi infiltrati nella polizia la master ball (durante l’attacco alla base dei capitalisti) per catturare MewTwo e non avere eguali. L’ultima parte del piano consisteva nel far cadere nello sconforto Jacopo e fargli abbandonare la sua missione perché il professore temeva le sue capacità. Così fece trasformare il suo fedele Ditto (si potrebbe far<text:s/><text:soft-page-break/>vedere il Ditto del prof all’inizio) in Alice e la mise a capo della palestra di Smeraldopoli: in questo modo Jacopo avrebbe perso la motivazione che lo aveva spinto a combattere fino a quel punto.</text:p>
      <text:p text:style-name="Normale">Dopo la fine del racconto, i tre vengono raggiunti da Davide e dal papà di Alice. La ragazza corre in contro a suo padre, ma il professore libera MewTwo, che scaglia un attacco in direzione di Alice. Suo padre la protegge, rimettendoci la vita. La squadra di Jacopo è stremata dopo le lotte coi super quattro, ma improvvisamente il suo pokemon iniziale giunge sul campo di battaglia: MewTwo inizia a porre numerose domande esistenziali ai presenti (come nel primo film), ma il potere della master ball ha la meglio sulla sua volontà. Il pokemon creato dall’uomo si scontra col pokemon di Jacopo, che ne esce vincitore. Poco dopo il prof Marx viene arrestato. MewTwo viene liberato e fugge nella grotta Celeste. I tre amici tornano a Biancavilla, felici di essere di nuovo assieme.</text:p>
      <text:p text:style-name="Normale"/>
      <text:p text:style-name="Normale">Un giorno Davide confida ai suoi amici che non riesce a dormire da giorni, strani incubi lo perseguitano…</text:p>
      <text:p text:style-name="Standard"/>
      <text:p text:style-name="Standard">Il papà di amica probabilmente verrà tagliato in favore di un eroe, ma è ancora da valutare.</text:p>
      <text:p text:style-name="Standard">Le idee di Pietro e Apo vanno fuse<text:s/>ancora</text:p>
      <text:p text:style-name="Standard">SECONDA META’ DEL GIOCO NON ROMANZATA DA APO</text:p>
      <text:p text:style-name="Standard"/>
      <text:p text:style-name="Standard">A un certo punto arrivi a Azzuropoli e Zafferanopoli. La prima è ancora libera e controllata dalla ribellione, la seconda è una delle città più grosse in mano a loschi giri d’affari e capitali.</text:p>
      <text:p text:style-name="Standard">*Questa cosa è da implementare con un fatto storico che dia anche il via alla quest.</text:p>
      <text:p text:style-name="Standard">Ci sono molti dialoghi col professore: egli si mostra disponibile, gli dà</text:p>
      <text:p text:style-name="Standard">numerosi consigli e lo aiuta nel suo viaggio. Zafferanopoli, invece, è la base dei Capitalisti e in un’azione congiunta con la<text:s/>ribellione, Jacopo riesce ad entrare nella base. Li scoprono che i capitalisti stanno lavorando alla Master Ball, una Ball capace di catturare qualsiasi pokemon. Dal capo dei capitalisti riescono ad ottenere una preziosa informazione: essa sarebbe servita<text:s/>per catturare un pokemon potentissimo situato sull’Isola Cannella. Quando la polizia e Jacopo si recano nella stanza segreta dov’è custodita la Ball,<text:s/>scoprono che è stata rubata. Jacopo si dirige all’Isola Cannella, città (neutrale). Qui sconfigge la palestra e indagando nella villa pokemon, scopre che in quella villa alcune persone avevano lavorato ad un pokemon geneticamente modificato basato sul DNA di Mew. Inoltre c’è una strana stanza con scritto “aiuto” su ogni</text:p>
      <text:p text:style-name="Standard">parete.</text:p>
      <text:p text:style-name="Standard"/>
      <text:p text:style-name="Standard">Una volta sconfitte tutte le palestre e liberato il mondo, Prof Marx svela di averti convinto con le sue belle parole ad aiutare la causa ribelle, ma che ha sempre avuto il controllo di tutto. Il comunismo è un utopia e l’unico modo per realizzarlo è che qualuno comandi la massa di pecore che è l’umanità. Il rapimento di Amica era un pretesto per farlo muovere, aveva visto qualcosa in lui e nella sua empatia coi pokemon e sapeva che sarebbe ruscito a sconfiggere il capitale. I suoi scagnozzi (tra cui anche il capo dei criminali che rapì Amica) prendono il controllo della regione instaurandosi nella Lega Pokemon.</text:p>
      <text:p text:style-name="Standard">*(Da valutare poi nche tradimento di Amica, o finto: è un ditto; o reale: è una stronza. DI conseguenza da valutare alcune piccole cose sulla trama del tradimento di Prof e le vicende di Amica).</text:p>
      <text:p text:style-name="Standard">Il prof aveva portato con sé Amica durante gli esperimenti da lui stesso condotti alla villa pokemon (la stanza con scritto aiuto era la stanza di alice) per tenerla il più possibile nascosta. Tuttavia, accadde un imprevisto: durante la creazione di MewTwo, Amica entrò in contatto con Mew, che probabilmente si recò sull’Isola Cannella poiché aveva percepito che qualcuno stava facendo esperimenti sul suo DNA. Fu Mew, tramutato in un metapod, a consegnare il messaggio di Amica alla polizia tempo dopo. Successivamente alla creazione di MewTwo, esso fuggì dalla villa pokemon distruggendola. A quel punto il prof Marx fu costretto a far rubare dai suoi scagnozzi infiltrati nella ribellione la master ball (durante l’attacco alla base dei capitalisti)<text:s/>per MewTwo e non avere eguali.</text:p>
      <text:p text:style-name="Standard"/>
      <text:p text:style-name="Standard">PN cade nello sconforto, torna a Biancavilla e libera il suo pokemon. E piange.</text:p>
      <text:p text:style-name="Standard"/>
      <text:p text:style-name="Standard">Dopo un tot di anni la situazione è terribile. Arriva Amica (o Qualcuno a seconda ella trama precedente) e ti parla.</text:p>
      <text:p text:style-name="Standard">Non hai lottato per Prof,<text:s/>hai lottato per i tuoi ideali, hai fatto quello in cui credevi per un mondo più giusto, più libero e lieto. I tuoi ideali non ti hanno tradito, è stato un uomo a farlo, e ora i tuoi ideali e tutte le persone per cui già lottasti ti chiedono di lottare ancora e ancora. Devi affrontare la Lega Pokemon e fare il culo a Marx e compagni.</text:p>
      <text:p text:style-name="Standard">Quando arrivi da Marx ti spiega che era parte del piano che tu perdessi fiducia in te stesso, perché lui ti teme. (Prova a convincerti a passare al lato socuro? Ahah)</text:p>
      <text:p text:style-name="Standard"/>
      <text:p text:style-name="Standard">Qui è da<text:s/>arrangiare un po’ a seconda di fatti precedenti.</text:p>
      <text:p text:style-name="Standard">Comunque viene liberato Mewto che ferisce qualcuno, magari difeso da Qualcuno (anziché il papa) che crepa male.</text:p>
      <text:p text:style-name="Standard">La squadra pkm di PN è devastata dai super 4 e Mewto comincia a rompere il cazzo con il<text:s/>senso della vita.</text:p>
      <text:p text:style-name="Standard">Torna i ltuo pokemon iniziale, master ball e arresto (o uccisione?) di Marx (ma forse i buoni non uccidono).</text:p>
      <text:p text:style-name="Standard">Mewto scappa nella grotta Celeste.</text:p>
      <text:p text:style-name="Standard"/>
      <text:p text:style-name="Standard">Il mondo è libero.</text:p>
      <text:p text:style-name="Standard"/>
      <text:p text:style-name="Standard">Ma qualcuno fa degli strani sogni, poi pensiamo chi, intanto P pensa agli<text:s/>strani sogni ahah.</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svg:font-family="Source Han Sans CN"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ietro</dc:creator>
    <meta:creation-date>2020-05-03T19:34:00Z</meta:creation-date>
    <dc:date>2020-05-19T11:54:00Z</dc:date>
    <meta:template xlink:href="Normal.dotm" xlink:type="simple"/>
    <meta:editing-cycles>2</meta:editing-cycles>
    <meta:editing-duration>PT480S</meta:editing-duration>
    <meta:document-statistic meta:page-count="5" meta:paragraph-count="34" meta:word-count="2546" meta:character-count="17028" meta:row-count="120" meta:non-whitespace-character-count="14516"/>
  </office:meta>
</office:document-meta>
</file>